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sectionheading">
      <style:paragraph-properties fo:margin-top="0.0417in" fo:margin-bottom="0.0555in" fo:orphans="2" fo:widows="2"/>
    </style:style>
    <style:style style:name="P10" style:family="paragraph" style:parent-style-name="Heading1_20_Without_20_Numbering" style:master-page-name="Appendix">
      <style:paragraph-properties style:page-number="auto"/>
    </style:style>
    <style:style style:name="P1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1" svg:width="2.7913in" svg:height="0.135in" svg:x="-2.3752in" svg:y="0in">
        <draw:image xlink:href="Pictures/2000000700000FB5000000C94FDA4EAC.wmf" xlink:type="simple" xlink:show="embed" xlink:actuate="onLoad">
          <text:p/>
        </draw:image>
      </draw:frame>
      <text:list xml:id="list7904618137895864412" text:style-name="Appendix_20_Numbering">
        <text:list-item>
          <text:p text:style-name="P10">JDO 1.0.1 Metadata</text:p>
        </text:list-item>
      </text:list>
      <text:p text:style-name="P2"><draw:frame draw:style-name="fr1" draw:name="1" text:anchor-type="as-char" svg:width="6.5in" svg:height="0.1346in" draw:z-index="14"><draw:image xlink:href="Pictures/20000007000025F9000000C9F0140E06.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text:soft-page-break/>of metadata for org.acme.Foo will find the cached metadata and none of the usual locations for metadata will be searched.</text:p>
      <text:p text:style-name="P4">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2.7917in" svg:height="0.1346in" draw:z-index="0"><draw:image xlink:href="Pictures/2000000700000FB5000000C94FDA4EAC.wmf" xlink:type="simple" xlink:show="embed" xlink:actuate="onLoad"/></draw:frame></text:p>
      <text:list xml:id="list40535767" text:continue-numbering="true" text:style-name="Appendix_20_Numbering">
        <text:list-item>
          <text:list>
            <text:list-item>
              <text:h text:style-name="Appendix_20_Heading_20_2" text:outline-level="2">ELEMENT jdo</text:h>
            </text:list-item>
          </text:list>
        </text:list-item>
      </text:list>
      <text:p text:style-name="P4">This element is the highest level element in the xml document. It is used to allow multiple packages to be described in the same document.</text:p>
      <text:p text:style-name="P3"><draw:frame draw:style-name="fr1" draw:name="3" text:anchor-type="as-char" svg:width="2.7917in" svg:height="0.1346in" draw:z-index="0"><draw:image xlink:href="Pictures/2000000700000FB5000000C94FDA4EAC.wmf" xlink:type="simple" xlink:show="embed" xlink:actuate="onLoad"/></draw:frame></text:p>
      <text:list xml:id="list40534799" text:continue-numbering="true" text:style-name="Appendix_20_Numbering">
        <text:list-item>
          <text:list>
            <text:list-item>
              <text:h text:style-name="Appendix_20_Heading_20_2" text:outline-level="2">ELEMENT package</text:h>
            </text:list-item>
          </text:list>
        </text:list-item>
      </text:list>
      <text:p text:style-name="P4">This element includes all classes in a particular package. The complete qualified package name is required.</text:p>
      <text:p text:style-name="P3"><draw:frame draw:style-name="fr1" draw:name="4" text:anchor-type="as-char" svg:width="2.7917in" svg:height="0.1346in" draw:z-index="0"><draw:image xlink:href="Pictures/2000000700000FB5000000C94FDA4EAC.wmf" xlink:type="simple" xlink:show="embed" xlink:actuate="onLoad"/></draw:frame></text:p>
      <text:list xml:id="list40511979" text:continue-numbering="true" text:style-name="Appendix_20_Numbering">
        <text:list-item>
          <text:list>
            <text:list-item>
              <text:h text:style-name="Appendix_20_Heading_20_2" text:outline-level="2">ELEMENT class</text:h>
            </text:list-item>
          </text:list>
        </text:list-item>
      </text:list>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soft-page-break/>•<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2.7917in" svg:height="0.1346in" draw:z-index="0"><draw:image xlink:href="Pictures/2000000700000FB5000000C94FDA4EAC.wmf" xlink:type="simple" xlink:show="embed" xlink:actuate="onLoad"/></draw:frame></text:p>
      <text:list xml:id="list40516491" text:continue-numbering="true" text:style-name="Appendix_20_Numbering">
        <text:list-item>
          <text:list>
            <text:list-item>
              <text:h text:style-name="Appendix_20_Heading_20_2" text:outline-level="2">ELEMENT field</text:h>
            </text:list-item>
          </text:list>
        </text:list-item>
      </text:list>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9" text:outline-level="4"><text:tab/><text:tab/><text:bookmark text:name="R-1018575T"/><text:bookmark text:name="R-1018575"/>Default persistence-modifier</text:h>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text:soft-page-break/>•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8">•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he <text:span text:style-name="T1">embedded</text:span> attribute applied to a field of a persistence-capable type is a hint to the implementation to treat the field as if it were a Second Class Object. But this behavior is not further specified and is not portable.</text:p>
      <text:p text:style-name="P4">A portable application must not assign instances of mutable classes to multiple embedded fields, and must not compare values of these fields using Java identity (“f1==f2”). </text:p>
      <text:p text:style-name="P4"><text:soft-page-break/>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tab/>persistence-modifier = "none"</text:p>
      <text:list xml:id="list40512000" text:continue-numbering="true" text:style-name="Appendix_20_Numbering">
        <text:list-item>
          <text:list>
            <text:list-item>
              <text:list>
                <text:list-item>
                  <text:h text:style-name="Appendix_20_Heading_20_3" text:outline-level="3">ELEMENT collection</text:h>
                </text:list-item>
              </text:list>
            </text:list-item>
          </text:list>
        </text:list-item>
      </text:list>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list xml:id="list40538855" text:continue-numbering="true" text:style-name="Appendix_20_Numbering">
        <text:list-item>
          <text:list>
            <text:list-item>
              <text:list>
                <text:list-item>
                  <text:h text:style-name="Appendix_20_Heading_20_3" text:outline-level="3">ELEMENT map</text:h>
                </text:list-item>
              </text:list>
            </text:list-item>
          </text:list>
        </text:list-item>
      </text:list>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list xml:id="list40509682" text:continue-numbering="true" text:style-name="Appendix_20_Numbering">
        <text:list-item>
          <text:list>
            <text:list-item>
              <text:list>
                <text:list-item>
                  <text:h text:style-name="Appendix_20_Heading_20_3" text:outline-level="3">ELEMENT array</text:h>
                </text:list-item>
              </text:list>
            </text:list-item>
          </text:list>
        </text:list-item>
      </text:list>
      <text:p text:style-name="P4">This element specifies the treatment of array typed fields. The default persistence-modifier for array typed fields is based on the Java type of the component and modifiers of the field, according to the rules in <text:span text:style-name="T3">18.4 Default persistence-modifier</text:span>.</text:p>
      <text:p text:style-name="P4">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ext:soft-page-break/>The embedded treatment of the array instance itself is governed by the embedded attribute of the field element.</text:p>
      <text:p text:style-name="P3"><draw:frame draw:style-name="fr1" draw:name="6" text:anchor-type="as-char" svg:width="2.7917in" svg:height="0.1346in" draw:z-index="0"><draw:image xlink:href="Pictures/2000000700000FB5000000C94FDA4EAC.wmf" xlink:type="simple" xlink:show="embed" xlink:actuate="onLoad"/></draw:frame></text:p>
      <text:list xml:id="list40512576" text:continue-numbering="true" text:style-name="Appendix_20_Numbering">
        <text:list-item>
          <text:list>
            <text:list-item>
              <text:h text:style-name="Appendix_20_Heading_20_2" text:outline-level="2">ELEMENT extension</text:h>
            </text:list-item>
          </text:list>
        </text:list-item>
      </text:list>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2.7917in" svg:height="0.1346in" draw:z-index="0"><draw:image xlink:href="Pictures/2000000700000FB5000000C94FDA4EAC.wmf" xlink:type="simple" xlink:show="embed" xlink:actuate="onLoad"/></draw:frame></text:p>
      <text:list xml:id="list40532728" text:continue-numbering="true" text:style-name="Appendix_20_Numbering">
        <text:list-item>
          <text:list>
            <text:list-item>
              <text:h text:style-name="Appendix_20_Heading_20_2" text:outline-level="2">The Document Type Descriptor</text:h>
            </text:list-item>
          </text:list>
        </text:list-item>
      </text:list>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text:soft-page-break/>&lt;!ATTLIST map embedded-value (true|false) #IMPLIED&gt;</text:p>
      <text:p text:style-name="P7">&lt;!ELEMENT array (extension)*&gt;</text:p>
      <text:p text:style-name="P7">&lt;!ATTLIST array embedded-element (true|false) #IMPLIED&gt;</text:p>
      <text:p text:style-name="P7">&lt;!ELEMENT extension (extension)*&gt;</text:p>
      <text:p text:style-name="P7">&lt;!ATTLIST extension vendor-name CDATA #REQUIRED&gt;</text:p>
      <text:p text:style-name="P7">&lt;!ATTLIST extension key CDATA #IMPLIED&gt;</text:p>
      <text:p text:style-name="P7">&lt;!ATTLIST extension value CDATA #IMPLIED&gt;</text:p>
      <text:p text:style-name="P3"><draw:frame draw:style-name="fr1" draw:name="8" text:anchor-type="as-char" svg:width="2.7917in" svg:height="0.1346in" draw:z-index="0"><draw:image xlink:href="Pictures/2000000700000FB5000000C94FDA4EAC.wmf" xlink:type="simple" xlink:show="embed" xlink:actuate="onLoad"/></draw:frame></text:p>
      <text:list xml:id="list40520221" text:continue-numbering="true" text:style-name="Appendix_20_Numbering">
        <text:list-item>
          <text:list>
            <text:list-item>
              <text:h text:style-name="Appendix_20_Heading_20_2" text:outline-level="2">Example XML file</text:h>
            </text:list-item>
          </text:list>
        </text:list-item>
      </text:list>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style:num-format="A"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04:19.51</meta:creation-date>
    <meta:editing-duration>PT6M</meta:editing-duration>
    <meta:generator>OpenOffice.org/3.4$Win32 OpenOffice.org_project/340m1$Build-9590</meta:generator>
    <dc:title>JDO_Chapter</dc:title>
    <dc:date>2012-08-23T20:38:58.94</dc:date>
    <meta:document-statistic meta:table-count="0" meta:image-count="8" meta:object-count="0" meta:page-count="7" meta:paragraph-count="147" meta:word-count="2525" meta:character-count="17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